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.607cm"/>
    </style:style>
    <style:style style:name="Table1.C" style:family="table-column">
      <style:table-column-properties style:column-width="8.901cm"/>
    </style:style>
    <style:style style:name="Table1.D" style:family="table-column">
      <style:table-column-properties style:column-width="2.288cm"/>
    </style:style>
    <style:style style:name="Table1.E" style:family="table-column">
      <style:table-column-properties style:column-width="2.514cm"/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1.A2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63cm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none" fo:border-top="none" fo:border-bottom="0.05pt solid #000000"/>
    </style:style>
    <style:style style:name="Table1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none" fo:border-top="none" fo:border-bottom="0.05pt solid #000000"/>
    </style:style>
    <style:style style:name="Table1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none" fo:border-top="none" fo:border-bottom="0.05pt solid #000000"/>
    </style:style>
    <style:style style:name="Table1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none" fo:border-top="none" fo:border-bottom="0.05pt solid #000000"/>
    </style:style>
    <style:style style:name="Table1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none" fo:border-top="none" fo:border-bottom="0.05pt solid #000000"/>
    </style:style>
    <style:style style:name="Table1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none" fo:border-top="none" fo:border-bottom="0.05pt solid #000000"/>
    </style:style>
    <style:style style:name="Table1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none" fo:border-top="none" fo:border-bottom="0.05pt solid #000000"/>
    </style:style>
    <style:style style:name="Table1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none" fo:border-top="none" fo:border-bottom="0.05pt solid #000000"/>
    </style:style>
    <style:style style:name="Table1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none" fo:border-top="none" fo:border-bottom="0.05pt solid #000000"/>
    </style:style>
    <style:style style:name="Table1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none" fo:border-top="none" fo:border-bottom="0.05pt solid #000000"/>
    </style:style>
    <style:style style:name="Table1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none" fo:border-top="none" fo:border-bottom="0.05pt solid #000000"/>
    </style:style>
    <style:style style:name="Table1.E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none" fo:border-top="none" fo:border-bottom="0.05pt solid #000000"/>
    </style:style>
    <style:style style:name="Table1.E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none" fo:border-top="none" fo:border-bottom="0.05pt solid #000000"/>
    </style:style>
    <style:style style:name="Table1.E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none" fo:border-top="none" fo:border-bottom="0.05pt solid #000000"/>
    </style:style>
    <style:style style:name="Table1.E4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f7b36" officeooo:paragraph-rsid="000f7b36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7b36" officeooo:paragraph-rsid="000f7b3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7b36" officeooo:paragraph-rsid="000f7b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Text_20_body">
      <style:paragraph-properties fo:text-align="start" style:justify-single-word="false"/>
      <style:text-properties officeooo:paragraph-rsid="0011f577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f7b36" officeooo:paragraph-rsid="000f7b36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14c99" officeooo:paragraph-rsid="00114c99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1f577" officeooo:paragraph-rsid="0011f577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30461" officeooo:paragraph-rsid="00130461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4c99" officeooo:paragraph-rsid="00114c99" style:text-blinking="false" fo:background-color="transparent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0f7b36" officeooo:paragraph-rsid="000f7b36" style:text-blinking="false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14c99" officeooo:paragraph-rsid="00114c99" style:text-blinking="false" fo:background-color="transparent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1" fo:font-size="12pt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f7b36" officeooo:paragraph-rsid="000f7b36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4d544" officeooo:paragraph-rsid="0014d544" style:font-size-asian="10.5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f577" style:text-blinking="false" fo:background-color="transparent" loext:char-shading-value="0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Kerdoncuff Tanguy</text:p>
      <text:p text:style-name="P1">Fares Sakli</text:p>
      <text:p text:style-name="P1">Lassana Diabira</text:p>
      <text:p text:style-name="P2">Exemple de structuration / organisation d'un événemen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7">Passer son permis de condui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8">Numéro</text:p>
          </table:table-cell>
          <table:table-cell table:style-name="Table1.A2" office:value-type="string">
            <text:p text:style-name="P18">Action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8">Date/Heure</text:p>
          </table:table-cell>
          <table:table-cell table:style-name="Table1.E2" office:value-type="string">
            <text:p text:style-name="P18">Responsable</text:p>
          </table:table-cell>
        </table:table-row>
        <table:table-row>
          <table:table-cell table:style-name="Table1.A3" office:value-type="string">
            <text:p text:style-name="P7">1</text:p>
          </table:table-cell>
          <table:table-cell table:style-name="Table1.B3" table:number-columns-spanned="4" office:value-type="string">
            <text:p text:style-name="P14">Choix du type de permis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7"/>
          </table:table-cell>
          <table:table-cell table:style-name="Table1.B48" office:value-type="string">
            <text:p text:style-name="P7">1.1</text:p>
          </table:table-cell>
          <table:table-cell table:style-name="Table1.C48" office:value-type="string">
            <text:p text:style-name="P12"><text:bookmark text:name="docs-internal-guid-08fe2a9e-5c15-f736-5721-d6e0b2d7772a"/>Recueillir des informations concernants les lois pour passer tels ou tels permis (par exemple l'âge requis ou les conditions physiques nécessaires).</text:p>
          </table:table-cell>
          <table:table-cell table:style-name="Table1.D48" office:value-type="string">
            <text:p text:style-name="P10">J-30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7">1.2</text:p>
          </table:table-cell>
          <table:table-cell table:style-name="Table1.C48" office:value-type="string">
            <text:p text:style-name="P12"><text:bookmark text:name="docs-internal-guid-08fe2a9e-5c16-8210-d80a-9f9e4913482c"/>Lister les permis disponible dans notre cas.</text:p>
          </table:table-cell>
          <table:table-cell table:style-name="Table1.D48" office:value-type="string">
            <text:p text:style-name="P10">J-29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7">1.3</text:p>
          </table:table-cell>
          <table:table-cell table:style-name="Table1.C48" office:value-type="string">
            <text:p text:style-name="P12"><text:bookmark text:name="docs-internal-guid-08fe2a9e-5c16-a543-a94c-de29d39bda44"/>Réfléchir sur le besoin du véhicule, travail, transport, loisir…</text:p>
          </table:table-cell>
          <table:table-cell table:style-name="Table1.D48" office:value-type="string">
            <text:p text:style-name="P10">J-29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7">1.4</text:p>
          </table:table-cell>
          <table:table-cell table:style-name="Table1.C48" office:value-type="string">
            <text:p text:style-name="P12"><text:bookmark text:name="docs-internal-guid-08fe2a9e-5c16-be79-bd9b-4ba19ab03286"/>Choisir un permis à passer</text:p>
          </table:table-cell>
          <table:table-cell table:style-name="Table1.D48" office:value-type="string">
            <text:p text:style-name="P10">J-25</text:p>
          </table:table-cell>
          <table:table-cell table:style-name="Table1.E48" office:value-type="string">
            <text:p text:style-name="P6"/>
          </table:table-cell>
        </table:table-row>
        <table:table-row table:style-name="Table1.8">
          <table:table-cell table:style-name="Table1.A4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2</text:p>
          </table:table-cell>
          <table:table-cell table:style-name="Table1.B3" table:number-columns-spanned="4" office:value-type="string">
            <text:p text:style-name="P15"><text:bookmark text:name="docs-internal-guid-08fe2a9e-5c19-1f13-3f1d-d6b415ee25f1"/>Choix du package</text:p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2.1</text:p>
          </table:table-cell>
          <table:table-cell table:style-name="Table1.C48" office:value-type="string">
            <text:p text:style-name="P12"><text:bookmark text:name="docs-internal-guid-08fe2a9e-5c19-6780-c35a-bc48a46b5960"/>Entrainement pour le code, sur internet ou dans la salle de l’auto-école.</text:p>
          </table:table-cell>
          <table:table-cell table:style-name="Table1.D48" office:value-type="string">
            <text:p text:style-name="P10">J-2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2.2</text:p>
          </table:table-cell>
          <table:table-cell table:style-name="Table1.C48" office:value-type="string">
            <text:p text:style-name="P12"><text:bookmark text:name="docs-internal-guid-08fe2a9e-5c19-8b15-06d8-bce9dd4ce238"/>Si permis voiture : conduite accompagné ou non, avantage sur les assurances mais un an de conduite avec un responsable légal avant le permis.</text:p>
          </table:table-cell>
          <table:table-cell table:style-name="Table1.D48" office:value-type="string">
            <text:p text:style-name="P10">J-2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2.3</text:p>
          </table:table-cell>
          <table:table-cell table:style-name="Table1.C48" office:value-type="string">
            <text:p text:style-name="P12"><text:bookmark text:name="docs-internal-guid-08fe2a9e-5c19-ea6f-2368-e87dea40e438"/>Comparer les packages proposer et en choisir un.</text:p>
          </table:table-cell>
          <table:table-cell table:style-name="Table1.D48" office:value-type="string">
            <text:p text:style-name="P10">J-23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3</text:p>
          </table:table-cell>
          <table:table-cell table:style-name="Table1.B3" table:number-columns-spanned="4" office:value-type="string">
            <text:p text:style-name="P15"><text:bookmark text:name="docs-internal-guid-08fe2a9e-5c1a-13a6-1028-f0bdc4b08853"/>Budget alloué</text:p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3.1</text:p>
          </table:table-cell>
          <table:table-cell table:style-name="Table1.C48" office:value-type="string">
            <text:p text:style-name="P12"><text:bookmark text:name="docs-internal-guid-08fe2a9e-5c1a-d3f2-6b87-acbac8410c40"/>Regarder les aides proposé par l’état dans certaine condition.</text:p>
          </table:table-cell>
          <table:table-cell table:style-name="Table1.D48" office:value-type="string">
            <text:p text:style-name="P10">J-22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3.2</text:p>
          </table:table-cell>
          <table:table-cell table:style-name="Table1.C48" office:value-type="string">
            <text:p text:style-name="P12"><text:bookmark text:name="docs-internal-guid-08fe2a9e-5c1a-f052-ce7d-eb9c2be00450"/>Estimer l’argent disponible pour passer le permis.</text:p>
          </table:table-cell>
          <table:table-cell table:style-name="Table1.D48" office:value-type="string">
            <text:p text:style-name="P10">J-20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3.3</text:p>
          </table:table-cell>
          <table:table-cell table:style-name="Table1.C48" office:value-type="string">
            <text:p text:style-name="P12"><text:bookmark text:name="docs-internal-guid-08fe2a9e-5c1b-0d9d-6617-fc9544d67ca7"/>Calculer l’argent absolument nécessaire (prix de l’épreuve du permis, frais administratif).</text:p>
          </table:table-cell>
          <table:table-cell table:style-name="Table1.D48" office:value-type="string">
            <text:p text:style-name="P10">J-19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3.4</text:p>
          </table:table-cell>
          <table:table-cell table:style-name="Table1.C48" office:value-type="string">
            <text:p text:style-name="P12"><text:bookmark text:name="docs-internal-guid-08fe2a9e-5c1b-2527-ed02-5bbe8606f0a9"/>Rajouter si nécessaire des options de conforts comme des heures de conduites supplémentaires.</text:p>
          </table:table-cell>
          <table:table-cell table:style-name="Table1.D48" office:value-type="string">
            <text:p text:style-name="P10">J-19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3.5</text:p>
          </table:table-cell>
          <table:table-cell table:style-name="Table1.C48" office:value-type="string">
            <text:p text:style-name="P12"><text:bookmark text:name="docs-internal-guid-08fe2a9e-5c1b-5407-c759-777da9f77573"/>Evaluation du prix total et changement si cela dépasse l’argent disponible.</text:p>
          </table:table-cell>
          <table:table-cell table:style-name="Table1.D48" office:value-type="string">
            <text:p text:style-name="P10">J-18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4</text:p>
          </table:table-cell>
          <table:table-cell table:style-name="Table1.B3" table:number-columns-spanned="4" office:value-type="string">
            <text:p text:style-name="P16"><text:bookmark text:name="docs-internal-guid-08fe2a9e-5c1b-7f34-0b16-c2c64ec7c2f8"/>Temps alloué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1</text:p>
          </table:table-cell>
          <table:table-cell table:style-name="Table1.C48" office:value-type="string">
            <text:p text:style-name="P12"><text:bookmark text:name="docs-internal-guid-08fe2a9e-5c1b-d3bb-79af-84b09bb4628c"/>Nombres d’heure nécessaire : passer le permis, papier administratif</text:p>
          </table:table-cell>
          <table:table-cell table:style-name="Table1.D48" office:value-type="string">
            <text:p text:style-name="P10">J-17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2</text:p>
          </table:table-cell>
          <table:table-cell table:style-name="Table1.C48" office:value-type="string">
            <text:p text:style-name="P12"><text:bookmark text:name="docs-internal-guid-08fe2a9e-5c1b-e830-0f55-91f4d98412fc"/>Estimation du nombre d’heures d'entraînement de <text:soft-page-break/>code en salle en prenant en compte le transport</text:p>
          </table:table-cell>
          <table:table-cell table:style-name="Table1.D48" office:value-type="string">
            <text:p text:style-name="P10">J-17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3</text:p>
          </table:table-cell>
          <table:table-cell table:style-name="Table1.C48" office:value-type="string">
            <text:p text:style-name="P4"><text:bookmark text:name="docs-internal-guid-08fe2a9e-5c1b-fd41-35bd-822679dc8239"/><text:span text:style-name="T1">Estimation du nombre d’heures d'entraînement de code sur internet.</text:span></text:p>
          </table:table-cell>
          <table:table-cell table:style-name="Table1.D48" office:value-type="string">
            <text:p text:style-name="P10">J-17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4</text:p>
          </table:table-cell>
          <table:table-cell table:style-name="Table1.C48" office:value-type="string">
            <text:p text:style-name="P12"><text:bookmark text:name="docs-internal-guid-08fe2a9e-5c1c-0f85-2aa0-9c7cc19cc6b0"/>Calcul du temps nécessaire pour le code et trouver une estimation du nombre de mois pour le code.</text:p>
          </table:table-cell>
          <table:table-cell table:style-name="Table1.D48" office:value-type="string">
            <text:p text:style-name="P10">J - 16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5</text:p>
          </table:table-cell>
          <table:table-cell table:style-name="Table1.C48" office:value-type="string">
            <text:p text:style-name="P12"><text:bookmark text:name="docs-internal-guid-08fe2a9e-5c1c-3dad-270c-44802c07cd0d"/>En fonction du budget, ajouter des heures de conduites à celles obligatoires.</text:p>
          </table:table-cell>
          <table:table-cell table:style-name="Table1.D48" office:value-type="string">
            <text:p text:style-name="P10">J - 15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6</text:p>
          </table:table-cell>
          <table:table-cell table:style-name="Table1.C48" office:value-type="string">
            <text:p text:style-name="P12"><text:bookmark text:name="docs-internal-guid-08fe2a9e-5c1c-559c-be19-29abc2374b43"/>Trouver une estimation du nombre de mois d'entraînement avant le permis.</text:p>
          </table:table-cell>
          <table:table-cell table:style-name="Table1.D48" office:value-type="string">
            <text:p text:style-name="P10">J-15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4.7</text:p>
          </table:table-cell>
          <table:table-cell table:style-name="Table1.C48" office:value-type="string">
            <text:p text:style-name="P12"><text:bookmark text:name="docs-internal-guid-08fe2a9e-5c1c-72d9-c22e-f6deee596959"/>Regarder si un changement de résidence pose des problème avec le temps requis</text:p>
          </table:table-cell>
          <table:table-cell table:style-name="Table1.D48" office:value-type="string">
            <text:p text:style-name="P10">J - 15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5</text:p>
          </table:table-cell>
          <table:table-cell table:style-name="Table1.B3" table:number-columns-spanned="4" office:value-type="string">
            <text:p text:style-name="P16"><text:bookmark text:name="docs-internal-guid-08fe2a9e-5c1c-cff8-8aab-123aaaee2878"/>Choix de l’agence de conduite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1</text:p>
          </table:table-cell>
          <table:table-cell table:style-name="Table1.C48" office:value-type="string">
            <text:p text:style-name="P12"><text:bookmark text:name="docs-internal-guid-08fe2a9e-5c1d-19ed-9b82-80872c615d31"/>Dans le cas d’aide de l’Etat choisir auto école partenaire pour pouvoir en bénéficier. </text:p>
          </table:table-cell>
          <table:table-cell table:style-name="Table1.D48" office:value-type="string">
            <text:p text:style-name="P10">J - 1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2</text:p>
          </table:table-cell>
          <table:table-cell table:style-name="Table1.C48" office:value-type="string">
            <text:p text:style-name="P12"><text:bookmark text:name="docs-internal-guid-08fe2a9e-5c1d-2dc2-178b-fa74cf66cbe7"/>Consulter les taux de réussite aux examens.</text:p>
          </table:table-cell>
          <table:table-cell table:style-name="Table1.D48" office:value-type="string">
            <text:p text:style-name="P10">J -1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3</text:p>
          </table:table-cell>
          <table:table-cell table:style-name="Table1.C48" office:value-type="string">
            <text:p text:style-name="P12"><text:bookmark text:name="docs-internal-guid-08fe2a9e-5c1d-43b4-12c5-8be98da190a0"/>Regarder les commentaires des utilisateurs sur internet et changer au besoin.</text:p>
          </table:table-cell>
          <table:table-cell table:style-name="Table1.D48" office:value-type="string">
            <text:p text:style-name="P10">J - 1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4</text:p>
          </table:table-cell>
          <table:table-cell table:style-name="Table1.C48" office:value-type="string">
            <text:p text:style-name="P12"><text:bookmark text:name="docs-internal-guid-08fe2a9e-5c1d-5e31-1c0f-63eaff723faa"/>Contacter des amis qui on déjà passer le permis dans cette auto-école pour avoir des informations sur la qualité du service.</text:p>
          </table:table-cell>
          <table:table-cell table:style-name="Table1.D48" office:value-type="string">
            <text:p text:style-name="P10">J - 14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5</text:p>
          </table:table-cell>
          <table:table-cell table:style-name="Table1.C48" office:value-type="string">
            <text:p text:style-name="P12"><text:bookmark text:name="docs-internal-guid-08fe2a9e-5c1d-c5c7-e933-b4c774b41c53"/>Contacter l’agence pour savoir si une inscription est possible.</text:p>
          </table:table-cell>
          <table:table-cell table:style-name="Table1.D48" office:value-type="string">
            <text:p text:style-name="P10">J - 7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8">5.6</text:p>
          </table:table-cell>
          <table:table-cell table:style-name="Table1.C48" office:value-type="string">
            <text:p text:style-name="P12"><text:bookmark text:name="docs-internal-guid-08fe2a9e-5c1e-1edd-2b81-a48b494f9379"/>Définir une date de rendez-vous.</text:p>
          </table:table-cell>
          <table:table-cell table:style-name="Table1.D48" office:value-type="string">
            <text:p text:style-name="P10">J - 7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6</text:p>
          </table:table-cell>
          <table:table-cell table:style-name="Table1.B3" table:number-columns-spanned="4" office:value-type="string">
            <text:p text:style-name="P16"><text:bookmark text:name="docs-internal-guid-08fe2a9e-5c1e-67b9-82a4-eba606ca1a68"/>Inscription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6.1</text:p>
          </table:table-cell>
          <table:table-cell table:style-name="Table1.C48" office:value-type="string">
            <text:p text:style-name="P12"><text:bookmark text:name="docs-internal-guid-08fe2a9e-5c1e-bd03-f19a-19fd8416eaeb"/>Effectuer le test d’aptitude.</text:p>
          </table:table-cell>
          <table:table-cell table:style-name="Table1.D48" office:value-type="string">
            <text:p text:style-name="P10">J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6.2</text:p>
          </table:table-cell>
          <table:table-cell table:style-name="Table1.C48" office:value-type="string">
            <text:p text:style-name="P5"><text:bookmark text:name="docs-internal-guid-08fe2a9e-5c1e-dda4-419b-fece17e5e8c0"/><text:span text:style-name="T3">Pièces à apporter:<text:line-break/></text:span><text:span text:style-name="T2">Photos (doivent répondre à des normes bien précises: format,tête nue)(2 à 5)<text:line-break/>Justificatif de domicile<text:line-break/>Pièce d’identités recto-verso<text:line-break/>Attestation de recensement si entre 16 et 18 ans<text:line-break/>Certificat de participation à la JAPD si entre 18 et 25 ans<text:line-break/>ASSR2 ou ASR (né(e) après 01/01//1988)<text:line-break/>Des timbres (tarif en vigueur</text:span><text:span text:style-name="T4">)<text:line-break/></text:span><text:span text:style-name="T2">Enveloppes lettre MAX PRIORITAIRE</text:span></text:p>
            <text:p text:style-name="P4"/>
          </table:table-cell>
          <table:table-cell table:style-name="Table1.D48" office:value-type="string">
            <text:p text:style-name="P10">J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6.3</text:p>
          </table:table-cell>
          <table:table-cell table:style-name="Table1.C48" office:value-type="string">
            <text:p text:style-name="P12"><text:bookmark text:name="docs-internal-guid-08fe2a9e-5c1f-ec56-6e5c-aaeaeeb0c255"/>Confirmation des différents points vue <text:soft-page-break/>précédemment avec la personne en charge dans l’auto-école (dates, budgets,…).</text:p>
          </table:table-cell>
          <table:table-cell table:style-name="Table1.D48" office:value-type="string">
            <text:p text:style-name="P10">J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6.4</text:p>
          </table:table-cell>
          <table:table-cell table:style-name="Table1.C48" office:value-type="string">
            <text:p text:style-name="P12"><text:bookmark text:name="docs-internal-guid-08fe2a9e-5c20-0831-a0e5-52aef602c5f9"/>Signature du contrat.</text:p>
          </table:table-cell>
          <table:table-cell table:style-name="Table1.D48" office:value-type="string">
            <text:p text:style-name="P10">J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7</text:p>
          </table:table-cell>
          <table:table-cell table:style-name="Table1.B3" table:number-columns-spanned="4" office:value-type="string">
            <text:p text:style-name="P13"><text:bookmark text:name="docs-internal-guid-08fe2a9e-5c20-a501-50b0-d4719ae66be2"/><text:span text:style-name="T5">S’exercer</text:span> 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7.1</text:p>
          </table:table-cell>
          <table:table-cell table:style-name="Table1.C48" office:value-type="string">
            <text:p text:style-name="P12"><text:bookmark text:name="docs-internal-guid-08fe2a9e-5c24-65df-37a0-37c5043d34ef"/>S'entraîner au moins deux fois par semaines.</text:p>
          </table:table-cell>
          <table:table-cell table:style-name="Table1.D48" office:value-type="string">
            <text:p text:style-name="P19">J → J + 30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7.2</text:p>
          </table:table-cell>
          <table:table-cell table:style-name="Table1.C48" office:value-type="string">
            <text:p text:style-name="P12"><text:bookmark text:name="docs-internal-guid-08fe2a9e-5c24-879d-32dd-2b34b9bd6561"/>Regarder la progression ainsi que les dates limites imposé.</text:p>
          </table:table-cell>
          <table:table-cell table:style-name="Table1.D48" office:value-type="string">
            <text:p text:style-name="P19">J + 30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7.3</text:p>
          </table:table-cell>
          <table:table-cell table:style-name="Table1.C48" office:value-type="string">
            <text:p text:style-name="P12"><text:bookmark text:name="docs-internal-guid-08fe2a9e-5c24-b04d-82f9-71c8f76e2a21"/>Demander à l’auto-école si il faut effectuer plus d’heures pour rentrer dans les délais.</text:p>
          </table:table-cell>
          <table:table-cell table:style-name="Table1.D48" office:value-type="string">
            <text:p text:style-name="P19">J + 30</text:p>
          </table:table-cell>
          <table:table-cell table:style-name="Table1.E48" office:value-type="string">
            <text:p text:style-name="P6"/>
          </table:table-cell>
        </table:table-row>
        <table:table-row>
          <table:table-cell table:style-name="Table1.A48" office:value-type="string">
            <text:p text:style-name="P6"/>
          </table:table-cell>
          <table:table-cell table:style-name="Table1.B48" office:value-type="string">
            <text:p text:style-name="P9">7.4</text:p>
          </table:table-cell>
          <table:table-cell table:style-name="Table1.C48" office:value-type="string">
            <text:p text:style-name="P12"><text:bookmark text:name="docs-internal-guid-08fe2a9e-5c25-6177-7347-97f71e7d791a"/>Augmenter la fréquence de travail au besoin.</text:p>
          </table:table-cell>
          <table:table-cell table:style-name="Table1.D48" office:value-type="string">
            <text:p text:style-name="P19">J + 30 → ...</text:p>
          </table:table-cell>
          <table:table-cell table:style-name="Table1.E48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5:59:45.170182063</meta:creation-date>
    <dc:date>2017-02-23T13:49:49.762411286</dc:date>
    <meta:editing-duration>PT27M49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3" meta:paragraph-count="122" meta:word-count="550" meta:character-count="3190" meta:non-whitespace-character-count="2759"/>
  </office:meta>
</office:document-meta>
</file>